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1.905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Day</text:p>
          </table:table-cell>
          <table:table-cell office:value-type="string" table:style-name="ce1">
            <text:p>non_event</text:p>
          </table:table-cell>
          <table:table-cell office:value-type="string" table:style-name="ce1">
            <text:p>classI</text:p>
          </table:table-cell>
          <table:table-cell office:value-type="string" table:style-name="ce1">
            <text:p>classII</text:p>
          </table:table-cell>
          <table:table-cell office:value-type="string" table:style-name="ce1">
            <text:p>undefined</text:p>
          </table:table-cell>
          <table:table-cell office:value-type="string" table:style-name="ce1">
            <text:p>nodata</text:p>
          </table:table-cell>
          <table:table-cell office:value-type="string" table:style-name="ce1">
            <text:p>nucleation</text:p>
          </table:table-cell>
          <table:table-cell table:number-columns-repeated="16377"/>
        </table:table-row>
        <table:table-row table:style-name="ro1">
          <table:table-cell office:value-type="date" office:date-value="2017-12-02T00:00:00" table:style-name="ce2">
            <text:p>02.12.2017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7-12-03T00:00:00" table:style-name="ce2">
            <text:p>03.12.2017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7-12-04T00:00:00" table:style-name="ce2">
            <text:p>04.12.2017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7-12-05T00:00:00" table:style-name="ce2">
            <text:p>05.12.2017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7-12-06T00:00:00" table:style-name="ce2">
            <text:p>06.12.2017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7-12-07T00:00:00" table:style-name="ce2">
            <text:p>07.12.2017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7-12-08T00:00:00" table:style-name="ce2">
            <text:p>08.12.2017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7-12-09T00:00:00" table:style-name="ce2">
            <text:p>09.12.2017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7-12-10T00:00:00" table:style-name="ce2">
            <text:p>10.12.201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7-12-11T00:00:00" table:style-name="ce2">
            <text:p>11.12.2017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7-12-12T00:00:00" table:style-name="ce2">
            <text:p>12.12.201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7-12-13T00:00:00" table:style-name="ce2">
            <text:p>13.12.2017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12-14T00:00:00" table:style-name="ce2">
            <text:p>14.12.2017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7-12-15T00:00:00" table:style-name="ce2">
            <text:p>15.12.2017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7-12-16T00:00:00" table:style-name="ce2">
            <text:p>16.12.201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7-12-17T00:00:00" table:style-name="ce2">
            <text:p>17.12.2017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12-18T00:00:00" table:style-name="ce2">
            <text:p>18.12.2017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12-19T00:00:00" table:style-name="ce2">
            <text:p>19.12.2017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7-12-20T00:00:00" table:style-name="ce2">
            <text:p>20.12.201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7-12-21T00:00:00" table:style-name="ce2">
            <text:p>21.12.2017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7-12-22T00:00:00" table:style-name="ce2">
            <text:p>22.12.2017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7-12-23T00:00:00" table:style-name="ce2">
            <text:p>23.12.2017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12-24T00:00:00" table:style-name="ce2">
            <text:p>24.12.2017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12-25T00:00:00" table:style-name="ce2">
            <text:p>25.12.2017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7-12-26T00:00:00" table:style-name="ce2">
            <text:p>26.12.2017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7-12-27T00:00:00" table:style-name="ce2">
            <text:p>27.12.2017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7-12-28T00:00:00" table:style-name="ce2">
            <text:p>28.12.2017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7-12-29T00:00:00" table:style-name="ce2">
            <text:p>29.12.2017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7-12-30T00:00:00" table:style-name="ce2">
            <text:p>30.12.2017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7-12-31T00:00:00" table:style-name="ce2">
            <text:p>31.12.2017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*</text:p>
          </table:table-cell>
          <table:table-cell table:number-columns-repeated="16376"/>
        </table:table-row>
        <table:table-row table:style-name="ro1">
          <table:table-cell office:value-type="date" office:date-value="2018-01-01T00:00:00" table:style-name="ce2">
            <text:p>01.01.201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8-01-02T00:00:00" table:style-name="ce2">
            <text:p>02.01.201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8-01-03T00:00:00" table:style-name="ce2">
            <text:p>03.01.201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1-04T00:00:00" table:style-name="ce2">
            <text:p>04.01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01-05T00:00:00" table:style-name="ce2">
            <text:p>05.01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01-06T00:00:00" table:style-name="ce2">
            <text:p>06.01.2018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18-01-07T00:00:00" table:style-name="ce2">
            <text:p>07.01.201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1-08T00:00:00" table:style-name="ce2">
            <text:p>08.01.2018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18-01-09T00:00:00" table:style-name="ce2">
            <text:p>09.01.2018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18-01-10T00:00:00" table:style-name="ce2">
            <text:p>10.01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01-11T00:00:00" table:style-name="ce2">
            <text:p>11.01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01-12T00:00:00" table:style-name="ce2">
            <text:p>12.01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01-13T00:00:00" table:style-name="ce2">
            <text:p>13.01.201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1-14T00:00:00" table:style-name="ce2">
            <text:p>14.01.201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1-15T00:00:00" table:style-name="ce2">
            <text:p>15.01.201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1-16T00:00:00" table:style-name="ce2">
            <text:p>16.01.201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1-17T00:00:00" table:style-name="ce2">
            <text:p>17.01.2018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18-01-18T00:00:00" table:style-name="ce2">
            <text:p>18.01.2018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8-01-19T00:00:00" table:style-name="ce2">
            <text:p>19.01.2018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8-01-20T00:00:00" table:style-name="ce2">
            <text:p>20.01.201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1-21T00:00:00" table:style-name="ce2">
            <text:p>21.01.2018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8-01-22T00:00:00" table:style-name="ce2">
            <text:p>22.01.2018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8-01-23T00:00:00" table:style-name="ce2">
            <text:p>23.01.2018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8-01-24T00:00:00" table:style-name="ce2">
            <text:p>24.01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01-25T00:00:00" table:style-name="ce2">
            <text:p>25.01.2018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*</text:p>
          </table:table-cell>
          <table:table-cell table:number-columns-repeated="16376"/>
        </table:table-row>
        <table:table-row table:style-name="ro1">
          <table:table-cell office:value-type="date" office:date-value="2018-01-26T00:00:00" table:style-name="ce2">
            <text:p>26.01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1-27T00:00:00" table:style-name="ce2">
            <text:p>27.01.201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1-28T00:00:00" table:style-name="ce2">
            <text:p>28.01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01-29T00:00:00" table:style-name="ce2">
            <text:p>29.01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01-30T00:00:00" table:style-name="ce2">
            <text:p>30.01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01-31T00:00:00" table:style-name="ce2">
            <text:p>31.01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02-01T00:00:00" table:style-name="ce2">
            <text:p>01.02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02-02T00:00:00" table:style-name="ce2">
            <text:p>02.02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02-03T00:00:00" table:style-name="ce2">
            <text:p>03.02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02-04T00:00:00" table:style-name="ce2">
            <text:p>04.02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02-05T00:00:00" table:style-name="ce2">
            <text:p>05.02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02-06T00:00:00" table:style-name="ce2">
            <text:p>06.02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02-07T00:00:00" table:style-name="ce2">
            <text:p>07.02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02-08T00:00:00" table:style-name="ce2">
            <text:p>08.02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02-09T00:00:00" table:style-name="ce2">
            <text:p>09.02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02-10T00:00:00" table:style-name="ce2">
            <text:p>10.02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02-11T00:00:00" table:style-name="ce2">
            <text:p>11.02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02-12T00:00:00" table:style-name="ce2">
            <text:p>12.02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02-13T00:00:00" table:style-name="ce2">
            <text:p>13.02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02-14T00:00:00" table:style-name="ce2">
            <text:p>14.02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02-15T00:00:00" table:style-name="ce2">
            <text:p>15.02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02-16T00:00:00" table:style-name="ce2">
            <text:p>16.02.2018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18-02-17T00:00:00" table:style-name="ce2">
            <text:p>17.02.201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2-18T00:00:00" table:style-name="ce2">
            <text:p>18.02.201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8-02-19T00:00:00" table:style-name="ce2">
            <text:p>19.02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2-20T00:00:00" table:style-name="ce2">
            <text:p>20.02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2-21T00:00:00" table:style-name="ce2">
            <text:p>21.02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date" office:date-value="2018-02-22T00:00:00" table:style-name="ce2">
            <text:p>22.02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date" office:date-value="2018-02-23T00:00:00" table:style-name="ce2">
            <text:p>23.02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date" office:date-value="2018-02-24T00:00:00" table:style-name="ce2">
            <text:p>24.02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date" office:date-value="2018-02-25T00:00:00" table:style-name="ce2">
            <text:p>25.02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date" office:date-value="2018-02-26T00:00:00" table:style-name="ce2">
            <text:p>26.02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date" office:date-value="2018-02-27T00:00:00" table:style-name="ce2">
            <text:p>27.02.201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8-02-28T00:00:00" table:style-name="ce2">
            <text:p>28.02.201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date" office:date-value="2018-03-01T00:00:00" table:style-name="ce2">
            <text:p>01.03.201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3-02T00:00:00" table:style-name="ce2">
            <text:p>02.03.201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date" office:date-value="2018-03-03T00:00:00" table:style-name="ce2">
            <text:p>03.03.201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date" office:date-value="2018-03-04T00:00:00" table:style-name="ce2">
            <text:p>04.03.201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3-05T00:00:00" table:style-name="ce2">
            <text:p>05.03.201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date" office:date-value="2018-03-06T00:00:00" table:style-name="ce2">
            <text:p>06.03.201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date" office:date-value="2018-03-07T00:00:00" table:style-name="ce2">
            <text:p>07.03.201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3-08T00:00:00" table:style-name="ce2">
            <text:p>08.03.201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3-09T00:00:00" table:style-name="ce2">
            <text:p>09.03.201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3-10T00:00:00" table:style-name="ce2">
            <text:p>10.03.201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3-11T00:00:00" table:style-name="ce2">
            <text:p>11.03.201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3-12T00:00:00" table:style-name="ce2">
            <text:p>12.03.2018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8-03-13T00:00:00" table:style-name="ce2">
            <text:p>13.03.201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3-14T00:00:00" table:style-name="ce2">
            <text:p>14.03.201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3-15T00:00:00" table:style-name="ce2">
            <text:p>15.03.201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3-16T00:00:00" table:style-name="ce2">
            <text:p>16.03.2018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*</text:p>
          </table:table-cell>
          <table:table-cell table:number-columns-repeated="16376"/>
        </table:table-row>
        <table:table-row table:style-name="ro1">
          <table:table-cell office:value-type="date" office:date-value="2018-03-17T00:00:00" table:style-name="ce2">
            <text:p>17.03.201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3-18T00:00:00" table:style-name="ce2">
            <text:p>18.03.201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3-19T00:00:00" table:style-name="ce2">
            <text:p>19.03.2018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8-03-20T00:00:00" table:style-name="ce2">
            <text:p>20.03.2018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8-03-21T00:00:00" table:style-name="ce2">
            <text:p>21.03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03-22T00:00:00" table:style-name="ce2">
            <text:p>22.03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03-23T00:00:00" table:style-name="ce2">
            <text:p>23.03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03-24T00:00:00" table:style-name="ce2">
            <text:p>24.03.2018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8-03-25T00:00:00" table:style-name="ce2">
            <text:p>25.03.2018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8-03-26T00:00:00" table:style-name="ce2">
            <text:p>26.03.2018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8-03-27T00:00:00" table:style-name="ce2">
            <text:p>27.03.201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3-28T00:00:00" table:style-name="ce2">
            <text:p>28.03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03-29T00:00:00" table:style-name="ce2">
            <text:p>29.03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3-30T00:00:00" table:style-name="ce2">
            <text:p>30.03.201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*</text:p>
          </table:table-cell>
          <table:table-cell table:number-columns-repeated="16376"/>
        </table:table-row>
        <table:table-row table:style-name="ro1">
          <table:table-cell office:value-type="date" office:date-value="2018-03-31T00:00:00" table:style-name="ce2">
            <text:p>31.03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4-01T00:00:00" table:style-name="ce2">
            <text:p>01.04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4-02T00:00:00" table:style-name="ce2">
            <text:p>02.04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4-03T00:00:00" table:style-name="ce2">
            <text:p>03.04.201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8-04-04T00:00:00" table:style-name="ce2">
            <text:p>04.04.201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*</text:p>
          </table:table-cell>
          <table:table-cell table:number-columns-repeated="16376"/>
        </table:table-row>
        <table:table-row table:style-name="ro1">
          <table:table-cell office:value-type="date" office:date-value="2018-04-05T00:00:00" table:style-name="ce2">
            <text:p>05.04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*</text:p>
          </table:table-cell>
          <table:table-cell table:number-columns-repeated="16376"/>
        </table:table-row>
        <table:table-row table:style-name="ro1">
          <table:table-cell office:value-type="date" office:date-value="2018-04-06T00:00:00" table:style-name="ce2">
            <text:p>06.04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4-07T00:00:00" table:style-name="ce2">
            <text:p>07.04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4-08T00:00:00" table:style-name="ce2">
            <text:p>08.04.201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8-04-09T00:00:00" table:style-name="ce2">
            <text:p>09.04.201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4-10T00:00:00" table:style-name="ce2">
            <text:p>10.04.201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8-04-11T00:00:00" table:style-name="ce2">
            <text:p>11.04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4-12T00:00:00" table:style-name="ce2">
            <text:p>12.04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4-13T00:00:00" table:style-name="ce2">
            <text:p>13.04.2018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18-04-14T00:00:00" table:style-name="ce2">
            <text:p>14.04.201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4-15T00:00:00" table:style-name="ce2">
            <text:p>15.04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4-16T00:00:00" table:style-name="ce2">
            <text:p>16.04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4-17T00:00:00" table:style-name="ce2">
            <text:p>17.04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4-18T00:00:00" table:style-name="ce2">
            <text:p>18.04.201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8-04-19T00:00:00" table:style-name="ce2">
            <text:p>19.04.201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8-04-20T00:00:00" table:style-name="ce2">
            <text:p>20.04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4-21T00:00:00" table:style-name="ce2">
            <text:p>21.04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4-22T00:00:00" table:style-name="ce2">
            <text:p>22.04.201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8-04-23T00:00:00" table:style-name="ce2">
            <text:p>23.04.2018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18-04-24T00:00:00" table:style-name="ce2">
            <text:p>24.04.2018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18-04-25T00:00:00" table:style-name="ce2">
            <text:p>25.04.201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4-26T00:00:00" table:style-name="ce2">
            <text:p>26.04.2018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18-04-27T00:00:00" table:style-name="ce2">
            <text:p>27.04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04-28T00:00:00" table:style-name="ce2">
            <text:p>28.04.2018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18-04-29T00:00:00" table:style-name="ce2">
            <text:p>29.04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4-30T00:00:00" table:style-name="ce2">
            <text:p>30.04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5-01T00:00:00" table:style-name="ce2">
            <text:p>01.05.2018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18-05-02T00:00:00" table:style-name="ce2">
            <text:p>02.05.201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8-05-03T00:00:00" table:style-name="ce2">
            <text:p>03.05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5-04T00:00:00" table:style-name="ce2">
            <text:p>04.05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05-05T00:00:00" table:style-name="ce2">
            <text:p>05.05.201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8-05-06T00:00:00" table:style-name="ce2">
            <text:p>06.05.2018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date" office:date-value="2018-05-07T00:00:00" table:style-name="ce2">
            <text:p>07.05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5-08T00:00:00" table:style-name="ce2">
            <text:p>08.05.2018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8-05-09T00:00:00" table:style-name="ce2">
            <text:p>09.05.2018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8-05-10T00:00:00" table:style-name="ce2">
            <text:p>10.05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*</text:p>
          </table:table-cell>
          <table:table-cell table:number-columns-repeated="16376"/>
        </table:table-row>
        <table:table-row table:style-name="ro1">
          <table:table-cell office:value-type="date" office:date-value="2018-05-11T00:00:00" table:style-name="ce2">
            <text:p>11.05.201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8-05-12T00:00:00" table:style-name="ce2">
            <text:p>12.05.201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8-05-13T00:00:00" table:style-name="ce2">
            <text:p>13.05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5-14T00:00:00" table:style-name="ce2">
            <text:p>14.05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5-15T00:00:00" table:style-name="ce2">
            <text:p>15.05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5-16T00:00:00" table:style-name="ce2">
            <text:p>16.05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5-17T00:00:00" table:style-name="ce2">
            <text:p>17.05.201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8-05-18T00:00:00" table:style-name="ce2">
            <text:p>18.05.201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8-05-19T00:00:00" table:style-name="ce2">
            <text:p>19.05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5-20T00:00:00" table:style-name="ce2">
            <text:p>20.05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5-21T00:00:00" table:style-name="ce2">
            <text:p>21.05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5-22T00:00:00" table:style-name="ce2">
            <text:p>22.05.201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8-05-23T00:00:00" table:style-name="ce2">
            <text:p>23.05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5-24T00:00:00" table:style-name="ce2">
            <text:p>24.05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5-25T00:00:00" table:style-name="ce2">
            <text:p>25.05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5-26T00:00:00" table:style-name="ce2">
            <text:p>26.05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5-27T00:00:00" table:style-name="ce2">
            <text:p>27.05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5-28T00:00:00" table:style-name="ce2">
            <text:p>28.05.201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8-05-29T00:00:00" table:style-name="ce2">
            <text:p>29.05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*</text:p>
          </table:table-cell>
          <table:table-cell table:number-columns-repeated="16376"/>
        </table:table-row>
        <table:table-row table:style-name="ro1">
          <table:table-cell office:value-type="date" office:date-value="2018-05-30T00:00:00" table:style-name="ce2">
            <text:p>30.05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5-31T00:00:00" table:style-name="ce2">
            <text:p>31.05.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06-01T00:00:00" table:style-name="ce2">
            <text:p>01.06.2018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number-rows-repeated="9" table:style-name="ro1">
          <table:table-cell table:style-name="ce2"/>
          <table:table-cell table:number-columns-repeated="16383" table:style-name="ce1"/>
        </table:table-row>
        <table:table-row table:number-rows-repeated="133" table:style-name="ro1">
          <table:table-cell table:style-name="ce2"/>
          <table:table-cell table:number-columns-repeated="16383"/>
        </table:table-row>
        <table:table-row table:number-rows-repeated="10482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19-03-08T17:54:56Z</meta:creation-date>
    <dc:date>2019-03-09T08:01:30Z</dc:date>
  </office:meta>
</office:document-meta>
</file>